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Mono" officeooo:rsid="00039b56" officeooo:paragraph-rsid="00039b56"/>
    </style:style>
    <style:style style:name="T1" style:family="text">
      <style:text-properties officeooo:rsid="000461bd"/>
    </style:style>
    <style:style style:name="T2" style:family="text">
      <style:text-properties officeooo:rsid="000a47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P Introduction</text:p>
      <text:p text:style-name="P1"/>
      <text:p text:style-name="P1">Written sample:</text:p>
      <text:p text:style-name="P1">A while back I went caving with some friend. Our destination was Tumbling Rock Caverns, a massive cave system sprawled out beneath a mountain. The cave extends for miles and culminates in a several hundred foot “Mud Mountain” or “Mt. Olympus” to scale freehand without a rope. There are two general paths to the back of the cave: Suicide Squeeze and the Blue Crawl. Suicide Squeeze is by far the easiest and de-facto option with three separate squeezes joined by large, rock pile filled rooms. The associated squeezes are all large enough for us to scamper through, and we joke that they truly should be called crawls.</text:p>
      <text:p text:style-name="P1"/>
      <text:p text:style-name="P1">Typed sample, 2014-7-22</text:p>
      <text:p text:style-name="P1"><text:tab/>For a moment I stare perplexed at my left arm. In front of me the sound of Nathan calling that he had gotten free of the crawl and was waiting is heard. Behind me Daniel chuckles, “Jeez, Nathan's totally done and I haven't even started yet; he's going to be waiting a while up there.” Then there's a few moments of silence, and “Hey Chris, are you alright? Just let me know when you're halfway and I'll climb up.” I call back that <text:span text:style-name="T2">everything is</text:span> fine, just give me a moment. <text:span text:style-name="T1">In reality though, not much is fine at all, and I haven't just stopped to catch my breath. I am caught between two protruding sections of rock in the Blue Crawl at Tumbling Rock Caverns. The Blue Crawl is a section of the cave about four hours back from the entrance, and is widely regarded as the most difficult area passable by cavers. The passage is a one hundred foot long horizontal tunnel which is so small that hardhats must be taken off and pushed sideways in front because they're simply too large. Just to reach the crawl, we had to scale a ledge with a ten to twenty foot drop beneath us. Once inside, there is no reversal or backing up; the Blue Crawl is a one way ticket, and being able to physically fit becomes mandatory. I have apparently failed that bit, only a few feet into the crawl my elbow has slipped and dropped my torso about six inches, totally wedging it between the sides of the tunnel. Panic quickly discovers me frozen like a grotesque ballerina, lying on my side with hands raised in front of my head and toes pointed backwards to keep my boots from becoming stuck. There is no room to move my hands backwards and push myself through, nothing to grab hold of in front of me and pull. As claustrophobia encroaches I squirm and arch to no avail. After becoming exhausted I resort to swearing loudly while crying in desperation. An eternity passes and fifteen minutes later, with Daniel's help in finding a usable foothold to kick from, I'm free and begin slowly working the remaining ninety feet to the section's end. It is only hours later and back above ground that I am able to retrospectively realize that my moment of panic is not unique. I have felt that way several times before when contemplating </text:span><text:soft-page-break/><text:span text:style-name="T1">the apparent trends and movements in my cul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10:16:01.502476085</meta:creation-date>
    <dc:date>2014-07-22T13:19:17.742475269</dc:date>
    <meta:editing-duration>PT34M27S</meta:editing-duration>
    <meta:editing-cycles>11</meta:editing-cycles>
    <meta:generator>LibreOffice/4.2.5.2$Linux_ARM_EABI LibreOffice_project/420m0$Build-2</meta:generator>
    <meta:document-statistic meta:table-count="0" meta:image-count="0" meta:object-count="0" meta:page-count="2" meta:paragraph-count="5" meta:word-count="528" meta:character-count="2928" meta:non-whitespace-character-count="2404"/>
  </office:meta>
</office:document-meta>
</file>